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4A000004A7EF76A35D984300D6.jpg" manifest:media-type="image/jpeg"/>
  <manifest:file-entry manifest:full-path="Pictures/1000020100000441000000F66FB368C94B4ED685.png" manifest:media-type="image/png"/>
  <manifest:file-entry manifest:full-path="Pictures/100000000000034A000004A733CC48FBA270356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MS Gothic" svg:font-family="'MS Gothic'" style:font-pitch="variable"/>
    <style:font-face style:name="Mangal" svg:font-family="Mangal"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svg:stroke-color="#ffffff" draw:fill="bitmap" draw:fill-color="#ffffff" draw:fill-image-name="Bitmap_20_1" draw:textarea-horizontal-align="justify" draw:textarea-vertical-align="middle" draw:auto-grow-height="false" fo:min-height="6.353cm" fo:min-width="28.303cm" style:protect="position size"/>
    </style:style>
    <style:style style:name="gr2" style:family="graphic" style:parent-style-name="standard">
      <style:graphic-properties draw:stroke="none" draw:fill="none" draw:textarea-horizontal-align="center" draw:textarea-vertical-align="top" draw:auto-grow-height="true" draw:auto-grow-width="true" fo:min-height="1.641cm" fo:min-width="18.952cm" fo:padding-top="0.125cm" fo:padding-bottom="0.125cm" fo:padding-left="0.25cm" fo:padding-right="0.25cm" fo:wrap-option="no-wrap"/>
    </style:style>
    <style:style style:name="gr3" style:family="graphic" style:parent-style-name="standard">
      <style:graphic-properties draw:stroke="none" draw:fill="none" draw:textarea-horizontal-align="center" draw:textarea-vertical-align="top" draw:auto-grow-height="true" draw:auto-grow-width="true" fo:min-height="1.995cm" fo:min-width="17.714cm" fo:padding-top="0.125cm" fo:padding-bottom="0.125cm" fo:padding-left="0.25cm" fo:padding-right="0.25cm" fo:wrap-option="no-wrap"/>
    </style:style>
    <style:style style:name="gr4" style:family="graphic" style:parent-style-name="standard">
      <style:graphic-properties draw:stroke="none" draw:fill="none" draw:textarea-horizontal-align="left" draw:textarea-vertical-align="top" draw:auto-grow-height="true" draw:auto-grow-width="false" fo:min-height="50.176cm" fo:padding-top="0.127cm" fo:padding-bottom="0.127cm" fo:padding-left="0.254cm" fo:padding-right="0.254cm" fo:wrap-option="wrap"/>
    </style:style>
    <style:style style:name="gr5" style:family="graphic" style:parent-style-name="standard">
      <style:graphic-properties draw:stroke="none" draw:fill="none" draw:textarea-horizontal-align="left" draw:textarea-vertical-align="top" draw:auto-grow-height="true" draw:auto-grow-width="false" fo:min-height="27.172cm" fo:padding-top="0.127cm" fo:padding-bottom="0.127cm" fo:padding-left="0.254cm" fo:padding-right="0.254cm" fo:wrap-option="wrap"/>
    </style:style>
    <style:style style:name="gr6" style:family="graphic" style:parent-style-name="standard">
      <style:graphic-properties draw:stroke="none" svg:stroke-color="#000000" draw:fill="none" draw:fill-color="#ffffff" draw:auto-grow-height="true" draw:auto-grow-width="false" fo:max-height="0cm" fo:min-height="0.797cm" style:protect="position siz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9" style:family="graphic">
      <style:graphic-properties style:protect="size"/>
    </style:style>
    <style:style style:name="pr1" style:family="presentation" style:parent-style-name="Padrão-notes">
      <style:graphic-properties draw:stroke="none" draw:fill="none" draw:fill-color="#ffffff" draw:textarea-horizontal-align="left" draw:textarea-vertical-align="top" draw:auto-grow-height="true" draw:auto-grow-width="false" fo:min-height="13.363cm" fo:padding-top="0cm" fo:padding-bottom="0cm" fo:padding-left="0cm" fo:padding-right="0cm" fo:wrap-option="wrap"/>
    </style:style>
    <style:style style:name="P1" style:family="paragraph">
      <loext:graphic-properties draw:fill="bitmap" draw:fill-color="#ffffff" draw:fill-image-name="Bitmap_20_1"/>
      <style:paragraph-properties fo:text-align="center"/>
    </style:style>
    <style:style style:name="P2"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 style:family="paragraph">
      <loext:graphic-properties draw:fill="none"/>
      <style:paragraph-properties style:writing-mode="lr-tb" style:font-independent-line-spacing="false"/>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justify" fo:text-indent="-0.193cm" style:writing-mode="lr-tb">
        <style:tab-stops>
          <style:tab-stop style:position="0cm"/>
        </style:tab-stops>
      </style:paragraph-properties>
    </style:style>
    <style:style style:name="P6" style:family="paragraph">
      <style:paragraph-properties fo:margin-left="0cm" fo:margin-right="0cm" fo:text-align="justify" fo:text-indent="-0.193cm">
        <style:tab-stops>
          <style:tab-stop style:position="0cm"/>
        </style:tab-stops>
      </style:paragraph-properties>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9" style:family="paragraph">
      <style:paragraph-properties fo:margin-left="0cm" fo:margin-right="0cm" fo:margin-top="0cm" fo:margin-bottom="0cm" fo:line-height="100%" fo:text-align="justify" fo:text-indent="0cm" style:writing-mode="lr-tb"/>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11" style:family="paragraph">
      <style:paragraph-properties fo:text-align="end"/>
    </style:style>
    <style:style style:name="P12" style:family="paragraph">
      <loext:graphic-properties draw:fill="none" draw:fill-color="#ffffff"/>
      <style:paragraph-properties fo:text-align="end"/>
      <style:text-properties fo:color="#579d1c" fo:font-size="20pt" fo:font-weight="bold" style:font-size-asian="20pt" style:font-weight-asian="bold" style:font-size-complex="20pt" style:font-weight-complex="bold"/>
    </style:style>
    <style:style style:name="P13" style:family="paragraph">
      <loext:graphic-properties draw:fill="none" draw:fill-color="#ffffff"/>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style:writing-mode="lr-tb" style:font-independent-line-spacing="true"/>
    </style:style>
    <style:style style:name="P16"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Arial" fo:font-size="20pt" fo:letter-spacing="normal" fo:language="pt" fo:country="BR" fo:font-style="normal" style:text-underline-style="none" fo:font-weight="bold" style:text-underline-mode="continuous" style:text-overline-mode="continuous" style:text-line-through-mode="continuous" style:letter-kerning="true" style:font-name-asian="MS Gothic" style:font-size-asian="20pt" style:font-style-asian="normal" style:font-weight-asian="bold" style:font-name-complex="Tahoma" style:font-size-complex="2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20pt" fo:letter-spacing="normal" fo:language="pt" fo:country="BR" fo:font-style="normal" style:text-underline-style="none" fo:font-weight="normal" style:text-underline-mode="continuous" style:text-overline-mode="continuous" style:text-line-through-mode="continuous" style:letter-kerning="true" style:font-name-asian="MS Gothic" style:font-size-asian="20pt" style:font-style-asian="normal" style:font-weight-asian="normal" style:font-name-complex="Tahoma"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Black" fo:font-size="40pt" fo:letter-spacing="normal" fo:language="pt" fo:country="BR" fo:font-style="normal" style:text-underline-style="none" fo:font-weight="normal" style:text-underline-mode="continuous" style:text-overline-mode="continuous" style:text-line-through-mode="continuous" style:letter-kerning="true" style:font-name-asian="MS Gothic" style:font-size-asian="40pt" style:font-style-asian="normal" style:font-weight-asian="normal" style:font-name-complex="Tahoma" style:font-size-complex="4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2" fo:font-size="14pt" fo:letter-spacing="normal" fo:language="pt" fo:country="BR" fo:font-style="normal" style:text-underline-style="none" fo:font-weight="bold" style:text-underline-mode="continuous" style:text-overline-mode="continuous" style:text-line-through-mode="continuous" style:letter-kerning="true" style:font-name-asian="Microsoft YaHei" style:font-size-asian="14pt" style:font-style-asian="normal" style:font-weight-asian="bold" style:font-name-complex="Arial2"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4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30pt" style:font-style-asian="normal" style:font-weight-asian="normal" style:font-name-complex="Arial1"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language="pt" fo:country="BR" fo:font-style="italic" style:text-underline-style="none" fo:font-weight="normal" style:text-underline-mode="continuous" style:text-overline-mode="continuous" style:text-line-through-mode="continuous" style:letter-kerning="true" style:font-name-asian="Arial1" style:font-size-asian="30pt" style:font-style-asian="italic" style:font-weight-asian="normal" style:font-name-complex="Arial1" style:font-size-complex="3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8" style:family="text">
      <style:text-properties fo:font-variant="normal" fo:text-transform="none" fo:color="#ff3333" style:text-line-through-style="none" style:text-line-through-type="none" style:text-position="0% 100%" style:font-name="Arial1" fo:font-size="14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Arial2"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30pt" style:font-style-asian="italic" style:font-weight-asian="normal" style:font-name-complex="Arial1" style:font-size-complex="30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2" style:family="text">
      <style:text-properties fo:color="#ff3333" style:font-name="Arial1" fo:font-size="14pt" style:font-name-asian="Arial1" style:font-size-asian="30pt" style:font-name-complex="Arial1" style:font-size-complex="30pt"/>
    </style:style>
    <style:style style:name="T13" style:family="text">
      <style:text-properties fo:font-variant="normal" fo:text-transform="none" fo:color="#000000" style:text-line-through-style="none" style:text-line-through-type="none" style:text-position="0% 100%" style:font-name="Arial2" fo:font-size="1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55pt" style:font-style-asian="normal" style:font-weight-asian="normal" style:font-name-complex="Arial2" style:font-size-complex="55pt" style:font-style-complex="normal" style:font-weight-complex="normal"/>
    </style:style>
    <style:style style:name="T14" style:family="text">
      <style:text-properties fo:font-variant="normal" fo:text-transform="none" fo:color="#ff3333" style:text-line-through-style="none" style:text-line-through-type="none" style:text-position="0% 100%" style:font-name="Arial1" fo:font-size="14pt" fo:letter-spacing="normal" fo:language="pt" fo:country="BR" fo:font-style="normal" style:text-underline-style="none" fo:font-weight="normal" style:text-underline-mode="continuous" style:text-overline-mode="continuous" style:text-line-through-mode="continuous" style:letter-kerning="true" style:font-name-asian="Arial1" style:font-size-asian="30pt" style:font-style-asian="normal" style:font-weight-asian="normal" style:font-name-complex="Arial1" style:font-size-complex="3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55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55pt" style:font-style-asian="normal" style:font-weight-asian="normal" style:font-name-complex="Arial2" style:font-size-complex="55pt" style:font-style-complex="normal" style:font-weight-complex="normal"/>
    </style:style>
    <style:style style:name="T17" style:family="text">
      <style:text-properties fo:color="#579d1c" fo:font-size="20pt" fo:font-weight="bold" style:font-size-asian="20pt" style:font-weight-asian="bold" style:font-size-complex="20pt" style:font-weight-complex="bold"/>
    </style:style>
    <style:style style:name="T18" style:family="text">
      <style:text-properties fo:font-variant="normal" fo:text-transform="none" fo:color="#000000" style:text-line-through-style="none" style:text-line-through-type="none" style:text-position="0% 100%" style:font-name="Arial1" fo:font-size="8pt" fo:letter-spacing="normal" fo:language="pt" fo:country="BR" fo:font-style="normal" style:text-underline-style="none" fo:font-weight="bold" style:text-underline-mode="continuous" style:text-overline-mode="continuous" style:text-line-through-mode="continuous" style:letter-kerning="true" style:font-name-asian="Arial1" style:font-size-asian="30pt" style:font-style-asian="normal" style:font-weight-asian="bold" style:font-name-complex="Arial1" style:font-size-complex="30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erif" fo:font-size="14pt" fo:letter-spacing="normal" fo:language="pt" fo:country="BR"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Padrão" presentation:presentation-page-layout-name="AL1T0">
        <draw:custom-shape draw:style-name="gr1" draw:text-style-name="P1" draw:layer="layout" svg:width="28.803cm" svg:height="6.603cm" draw:transform="rotate (0.0164060949687467) translate (0.1cm 0.702cm)">
          <text:p/>
          <draw:enhanced-geometry svg:viewBox="0 0 21600 21600" draw:type="rectangle" draw:enhanced-path="M 0 0 L 21600 0 21600 21600 0 21600 0 0 Z N"/>
        </draw:custom-shape>
        <draw:frame draw:name="CaixaDeTexto 4" draw:style-name="gr2" draw:text-style-name="P3" draw:layer="layout" svg:width="19.452cm" svg:height="1.891cm" svg:x="4.96cm" svg:y="7.587cm">
          <draw:text-box>
            <text:p text:style-name="P2"><text:span text:style-name="T1">Autores(as):</text:span><text:span text:style-name="T2"> João da Silva, Maria da Silva, José da Silva</text:span></text:p>
            <text:p text:style-name="P2"><text:span text:style-name="T1">Orientador(a):</text:span><text:span text:style-name="T2"> Profº Fulano da Silva </text:span><text:span text:style-name="T1">Câmpus</text:span><text:span text:style-name="T2">: xxxxxxxxxxx</text:span></text:p>
          </draw:text-box>
        </draw:frame>
        <draw:frame draw:name="CaixaDeTexto 3" draw:style-name="gr3" draw:text-style-name="P3" draw:layer="layout" svg:width="18.214cm" svg:height="2.245cm" svg:x="5.786cm" svg:y="5.955cm">
          <draw:text-box>
            <text:p text:style-name="P2"><text:span text:style-name="T3">TÍTULO DO TRABALHO</text:span></text:p>
          </draw:text-box>
        </draw:frame>
        <draw:frame draw:name="CaixaDeTexto 7" draw:style-name="gr4" draw:text-style-name="P3" draw:layer="layout" svg:width="13.068cm" svg:height="50.43cm" svg:x="1.932cm" svg:y="9.57cm">
          <draw:text-box>
            <text:p text:style-name="P4"><text:span text:style-name="T4">INTRODUÇÃO</text:span></text:p>
            <text:p text:style-name="P5"><text:span text:style-name="T5">As Redes de Sensores sem Fio (RSSF) vêm sendo amplamente empregadas em diversas áreas do setor produtivo, segurança, monitoramento ambiental bem como em aplicações militares e aeroespaciais. Tais redes fazem uso de dispositivos de tamanho e consumo reduzido e possuem sensores dos mais diversos tipos. Estes dispositivos são dotados de tecnologias de rádio e protocolos de comunicação específicas, dentre as quais se destacam a IEEE802.15.4, a Bluetoooth e o Lora. Tais tecnologias permitem comunicação a taxas reduzidas mas com grande eficiência energética. As RSSF vêm sendo incorporadas no âmbito da Internet das Coisas (IoT) e dentro deste contexto, os dados adquiridos são conduzidos para um ou mais </text:span><text:span text:style-name="T6">gateways</text:span><text:span text:style-name="T5">, que são as portas de entrada para as redes com infraestrutura, onde os dados poderão ser armazenados de forma massiva e analisados com ferramentas especializadas.</text:span></text:p>
            <text:p text:style-name="P5"><text:span text:style-name="T7"/></text:p>
            <text:p text:style-name="P5"><text:span text:style-name="T7">Os enlaces de rádio das RSSF estão sujeitos aos mesmos problemas já intensivamente estudados nas telecomunicações. A propagação dos sinais de rádio são afetadas por vários fatores que contribuem para a degradação da qualidade do sinal. Dentre eles, pode-se citar (i) a atenuação do sinal pela distância, (ii) os efeitos de propagação de multi percurso, (iii) as interferências, nas quais resultam em uma transmissão concorrente com outras redes sem fio ou equipamentos que operam com eletromagnetismo, e (iv) <text:s/>ruído interno de transmissores/receptores, que podem distorcer o envio e a recepção de um sinal.</text:span><text:span text:style-name="T8"> (citar)</text:span></text:p>
            <text:p text:style-name="P5"><text:span text:style-name="T7"/></text:p>
            <text:p text:style-name="P5"><text:span text:style-name="T7">Estimar a qualidade de um enlace é de vital importância para o funcionamentos dos protocolos de comunicação da RSSF. Não somente inferir se o enlace é bom ou ruim, mas classificá-lo em níveis, de forma, por exemplo, que um protocolo de roteamento, que visa encontrar os melhores caminhos para um destino, possa funcionar de forma adequada.</text:span><text:span text:style-name="T8"> (citar) </text:span><text:span text:style-name="T7">Desta forma, pode-se tentar almejar níveis de Qualidade de Serviço, visando atender a uma ou mais métrica de desempenho.</text:span></text:p>
            <text:p text:style-name="P5"><text:span text:style-name="T7"/></text:p>
            <text:p text:style-name="P5"><text:span text:style-name="T7">Apesar desses contrapontos, cada camada física, de enlace e de rede, possuem informações valiosas que podem ser utilizadas para medir a qualidade desses enlaces, bem como taxa de entrega de pacote, rota utilizada, qualidade do canal e etc. A complexidade da tratativa deste problema combinado com a rica capacidade de informação que um protocolo de estimativa pode providenciar, nos traz uma abordagem interessante de como utilizar dessas informações para juntar uma rede mais eficiente em relação à entrega de pacotes com pouca demanda de processamento aos módulos conectados à rede. Dentro deste contexto, o objetivo principal da pesquisa, contemplada pelo Edital Interno 2018 do IFSC-SJ é <text:s/>estudar estimadores de estado de enlace em RSSF de forma a dar suporte ao uso de protocolos e procedimentos de roteamento e estabelecimentos de caminhos baseados em QoS.</text:span></text:p>
            <text:p text:style-name="P4"><text:span text:style-name="T9"/></text:p>
            <text:p text:style-name="P4"><text:span text:style-name="T4">MATERIAL E MÉTODOS</text:span></text:p>
            <text:p text:style-name="P5"><text:span text:style-name="T5">O projeto vem sendo direcionado pelas seguintes etapas: (i) Estudo o problema da estimação de estado de enlace no contexto de RSSF; (ii) Selecão de Estimadores (LQE) para Implantação em uma Rede e (iii) Implantação e Avaliação dos Estimadores selecionados.</text:span></text:p>
            <text:p text:style-name="P5"><text:span text:style-name="T7"/></text:p>
            <text:p text:style-name="P6"><text:span text:style-name="T7">O estudo do problema teve como referência central o trabalho de (BACCOUR,2012). Neste </text:span><text:span text:style-name="T10">survey</text:span><text:span text:style-name="T7"> os estimadores são classificados em estimadores de hardware e de software. <text:s/>Os principais estimadores baseados em hardware são: (i) LQI: métrica da qualidade atual do sinal recebido possuindo valores entre 50 à 110; </text:span><text:span text:style-name="T7">(ii) RSSI: Prôve a intensidade do sinal do pacote recebido</text:span><text:span text:style-name="T8"> </text:span><text:span text:style-name="T7">e (iii) SNR: Razão entre a intensidade do sinal recebido e do ruído gerado</text:span><text:span text:style-name="T7">. Tais grandezas normalmente podem ser lidas diretamente do Hardware (rádio). Utilizando-se tais grandezas e de informações adicionais provindas da camada de enlace e rede pode-se por software criar outros estimadores : (i) baseado em PRR:</text:span><text:span text:style-name="T11"> </text:span><text:span text:style-name="T12">explicar</text:span><text:span text:style-name="T7">; (ii) baseado em RNP: </text:span><text:span text:style-name="T12">explicar</text:span><text:span text:style-name="T7"> e (iii) baseado em </text:span><text:span text:style-name="T10">scores: </text:span><text:span text:style-name="T12">explicar.</text:span></text:p>
            <text:p text:style-name="P4"><text:span text:style-name="T13"/></text:p>
          </draw:text-box>
        </draw:frame>
        <draw:frame draw:name="CaixaDeTexto 7" draw:style-name="gr5" draw:text-style-name="P10" draw:layer="layout" svg:width="13.121cm" svg:height="37.459cm" svg:x="15.879cm" svg:y="10cm">
          <draw:text-box>
            <text:p text:style-name="P4"><text:span text:style-name="T5">Para fins de avaliação e implantação foi decidido focar nos parâmetros de hardware (e variações levando conta a variância do LQI) e os parâmetros básicos de software PRR e ETX. Também pretende-se implantar a estimação baseada na triangulação (</text:span><text:span text:style-name="T14">citar</text:span><text:span text:style-name="T5">).</text:span></text:p>
            <text:p text:style-name="P4"><text:span text:style-name="T5"/></text:p>
            <text:p text:style-name="P4"><text:span text:style-name="T4">RESULTADOS E DISCUSSÃO</text:span></text:p>
            <text:p text:style-name="P7"><text:span text:style-name="T5">Implantação e Avaliação de Estimadores</text:span></text:p>
            <text:p text:style-name="P7"><text:span text:style-name="T7">Nesta etapa foi <text:s/>criar um módulo de software configurável capaz de implementar os estimadores selecionados, retornado a informação pretendida através de funções callback. Dois modos de funcionamento foram previstos:</text:span></text:p>
            <text:list text:style-name="L2">
              <text:list-item>
                <text:p text:style-name="P7"><text:span text:style-name="T7">Modo probing, ou seja, modo de sondagem, no qual sua execução se dá no momento em que não há uma aplicação gerando dados (pacotes). Ela é a responsável por enviar pacotes em broadcast, de modo que atualize a tabela de medições de seus vizinhos. As estimações são baseadas nos pacotes sonda.</text:span></text:p>
              </text:list-item>
              <text:list-item>
                <text:p text:style-name="P7"><text:span text:style-name="T7">Modo collect, neste modo, a coleta de dados para computação do estimador é realizada através do próprio tráfego gerado na rede.</text:span></text:p>
                <text:p text:style-name="P7"><text:span text:style-name="T7"/></text:p>
              </text:list-item>
            </text:list>
            <text:p text:style-name="P4"><text:span text:style-name="T7">Eventualmente, a utilização de equipamentos físicos e virtuais são necessários para a composição do sistema proposto. Para os sensores sem fio, foi disposto alguns módulos IoT do modelo MicaZ, que são implementados em cima do SO Contiki, e que terá sua comunicação com o meio virtual por uma interface RS-232 já integrada ao hardware. Além do mais, a implementação de um servidor, intermedia as requisição do usuário ao hardware, bem como a entrega das medições realizadas pelos módulos.</text:span></text:p>
            <text:p text:style-name="P4"><text:span text:style-name="T9"/></text:p>
            <text:p text:style-name="P4"><text:span text:style-name="T4">CONCLUSÃO</text:span></text:p>
            <text:p text:style-name="P8"><text:span text:style-name="T9">O projeto busca aprimorar os conhecimentos fundamentais relacionados à estimativa de qualidade de enlace em RSSFs. Apesar do projeto se encontrar em fases iniciais, possuindo poucas implemetanções e algo documentado, a ideia principal de como conduzir a proposta dada já pode ser considerada bem consolidada. </text:span></text:p>
            <text:p text:style-name="P8"><text:span text:style-name="T9">Outro ponto à ressaltar é o poder do SO Contiki e o simulador Cooja. Os mesmos são peças fundamentais para o processo de entendimento e execução das tarefas graças aos inúmeros protocolos e dispositivos suportados. </text:span></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15"/></text:p>
            <text:p text:style-name="P4"><text:span text:style-name="T16"/></text:p>
          </draw:text-box>
        </draw:frame>
        <draw:frame draw:style-name="gr6" draw:text-style-name="P12" draw:layer="layout" svg:width="12.6cm" svg:height="1.047cm" svg:x="16.1cm" svg:y="40.3cm">
          <draw:text-box>
            <text:p text:style-name="P11"><text:span text:style-name="T17">www.sj.ifsc.edu.br</text:span></text:p>
          </draw:text-box>
        </draw:frame>
        <draw:frame draw:style-name="gr7" draw:text-style-name="P13" draw:layer="layout" svg:width="12.8cm" svg:height="3.032cm" svg:x="16.2cm" svg:y="37cm">
          <draw:text-box>
            <text:p text:style-name="P9"><text:span text:style-name="T9"/></text:p>
            <text:p text:style-name="P9"><text:span text:style-name="T18">REFERÊNCIAS</text:span></text:p>
            <text:p text:style-name="P9"><text:span text:style-name="T19"/></text:p>
            <text:p text:style-name="P9"><text:span text:style-name="T20">BACCOUR, NOUHA</text:span><text:span text:style-name="T19">. Radio Link Quality Estimation in Wireless Sensor Networks: A Survey.</text:span><text:span text:style-name="T20"> Vol. 8, September 2012.</text:span></text:p>
            <text:p text:style-name="P9"><text:span text:style-name="T19"/></text:p>
            <text:p text:style-name="P9"><text:span text:style-name="T20">Van Heddeghem, Ward. </text:span><text:span text:style-name="T19">Cross-layer Link Estimation For Contiki-based Wireless Sensor Networks. </text:span><text:span text:style-name="T20">May 2009</text:span></text:p>
          </draw:text-box>
        </draw:frame>
        <presentation:notes draw:style-name="dp2">
          <draw:frame draw:name="Espaço Reservado para Número de Slide 6" draw:style-name="gr8" draw:text-style-name="P15" draw:layer="layout" svg:width="9.113cm" svg:height="1.484cm" svg:x="11.886cm" svg:y="28.215cm">
            <draw:text-box>
              <text:p text:style-name="P14"><text:span text:style-name="T21"><text:page-number>&lt;number&gt;</text:page-number></text:span></text:p>
            </draw:text-box>
          </draw:frame>
          <draw:page-thumbnail draw:name="Espaço Reservado para Imagem de Slide 1" draw:style-name="gr9" draw:layer="layout" svg:width="7.874cm" svg:height="11.136cm" svg:x="6.562cm" svg:y="2.257cm" draw:page-number="1" presentation:class="page"/>
          <draw:frame draw:name="Espaço Reservado para Anotações 2" presentation:style-name="pr1" draw:text-style-name="P16" draw:layer="layout" svg:width="16.798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MS Gothic" svg:font-family="'MS Gothic'" style:font-pitch="variable"/>
    <style:font-face style:name="Mangal" svg:font-family="Mangal" style:font-pitch="variable"/>
    <style:font-face style:name="Microsoft YaHei" svg:font-family="'Microsoft YaHei'" style:font-pitch="variable"/>
    <style:font-face style:name="Segoe UI" svg:font-family="'Segoe UI'"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441000000F66FB368C94B4ED685.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Graphics" style:family="graphic"/>
    <style:style style:name="Master1-Padrão-background" style:family="presentation">
      <style:graphic-properties draw:stroke="none" draw:fill="solid" draw:fill-color="#ffffff"/>
      <style:text-properties style:letter-kerning="true"/>
    </style:style>
    <style:style style:name="Master1-Padrão-backgroundobjects" style:family="presentation">
      <style:graphic-properties draw:textarea-horizontal-align="justify" draw:shadow="hidden" draw:shadow-offset-x="0.2cm" draw:shadow-offset-y="0.2cm" draw:shadow-color="#808080"/>
      <style:text-properties style:letter-kerning="true"/>
    </style:style>
    <style:style style:name="Master1-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drão-outline1" style:family="presentation">
      <style:graphic-properties draw:stroke="none" draw:fill="none" draw:auto-grow-height="false" draw:fit-to-size="shrink-to-fit" style:shrink-to-fit="true">
        <text:list-style style:name="Master1-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drão-outline2" style:family="presentation" style:parent-style-name="Master1-Padrão-outline1">
      <style:paragraph-properties fo:margin-top="0cm" fo:margin-bottom="0.4cm"/>
      <style:text-properties fo:font-size="28pt" style:font-size-asian="28pt" style:font-size-complex="28pt"/>
    </style:style>
    <style:style style:name="Master1-Padrão-outline3" style:family="presentation" style:parent-style-name="Master1-Padrão-outline2">
      <style:paragraph-properties fo:margin-top="0cm" fo:margin-bottom="0.3cm"/>
      <style:text-properties fo:font-size="24pt" style:font-size-asian="24pt" style:font-size-complex="24pt"/>
    </style:style>
    <style:style style:name="Master1-Padrão-outline4" style:family="presentation" style:parent-style-name="Master1-Padrão-outline3">
      <style:paragraph-properties fo:margin-top="0cm" fo:margin-bottom="0.2cm"/>
      <style:text-properties fo:font-size="20pt" style:font-size-asian="20pt" style:font-size-complex="20pt"/>
    </style:style>
    <style:style style:name="Master1-Padrão-outline5" style:family="presentation" style:parent-style-name="Master1-Padrão-outline4">
      <style:paragraph-properties fo:margin-top="0cm" fo:margin-bottom="0.1cm"/>
      <style:text-properties fo:font-size="20pt" style:font-size-asian="20pt" style:font-size-complex="20pt"/>
    </style:style>
    <style:style style:name="Master1-Padrão-outline6" style:family="presentation" style:parent-style-name="Master1-Padrão-outline5">
      <style:paragraph-properties fo:margin-top="0cm" fo:margin-bottom="0.1cm"/>
      <style:text-properties fo:font-size="20pt" style:font-size-asian="20pt" style:font-size-complex="20pt"/>
    </style:style>
    <style:style style:name="Master1-Padrão-outline7" style:family="presentation" style:parent-style-name="Master1-Padrão-outline6">
      <style:paragraph-properties fo:margin-top="0cm" fo:margin-bottom="0.1cm"/>
      <style:text-properties fo:font-size="20pt" style:font-size-asian="20pt" style:font-size-complex="20pt"/>
    </style:style>
    <style:style style:name="Master1-Padrão-outline8" style:family="presentation" style:parent-style-name="Master1-Padrão-outline7">
      <style:paragraph-properties fo:margin-top="0cm" fo:margin-bottom="0.1cm"/>
      <style:text-properties fo:font-size="20pt" style:font-size-asian="20pt" style:font-size-complex="20pt"/>
    </style:style>
    <style:style style:name="Master1-Padrão-outline9" style:family="presentation" style:parent-style-name="Master1-Padrão-outline8">
      <style:paragraph-properties fo:margin-top="0cm" fo:margin-bottom="0.1cm"/>
      <style:text-properties fo:font-size="20pt" style:font-size-asian="20pt" style:font-size-complex="20pt"/>
    </style:style>
    <style:style style:name="Master1-Padrão-subtitle" style:family="presentation">
      <style:graphic-properties draw:stroke="none" draw:fill="none" draw:textarea-vertical-align="middle">
        <text:list-style style:name="Master1-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drão-title" style:family="presentation">
      <style:graphic-properties draw:stroke="none" draw:fill="none" draw:textarea-vertical-align="middle">
        <text:list-style style:name="Master1-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solid" draw:fill-color="#ffffff"/>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shrink-to-fit" style:shrink-to-fit="true">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top="0cm" fo:margin-bottom="0.4cm"/>
      <style:text-properties fo:font-size="28pt" style:font-size-asian="28pt" style:font-size-complex="28pt"/>
    </style:style>
    <style:style style:name="Master1-Layout1-title-Slide-de-Título-outline3" style:family="presentation" style:parent-style-name="Master1-Layout1-title-Slide-de-Título-outline2">
      <style:paragraph-properties fo:margin-top="0cm" fo:margin-bottom="0.3cm"/>
      <style:text-properties fo:font-size="24pt" style:font-size-asian="24pt" style:font-size-complex="24pt"/>
    </style:style>
    <style:style style:name="Master1-Layout1-title-Slide-de-Título-outline4" style:family="presentation" style:parent-style-name="Master1-Layout1-title-Slide-de-Título-outline3">
      <style:paragraph-properties fo:margin-top="0cm" fo:margin-bottom="0.2cm"/>
      <style:text-properties fo:font-size="20pt" style:font-size-asian="20pt" style:font-size-complex="20pt"/>
    </style:style>
    <style:style style:name="Master1-Layout1-title-Slide-de-Título-outline5" style:family="presentation" style:parent-style-name="Master1-Layout1-title-Slide-de-Título-outline4">
      <style:paragraph-properties fo:margin-top="0cm" fo:margin-bottom="0.1cm"/>
      <style:text-properties fo:font-size="20pt" style:font-size-asian="20pt" style:font-size-complex="20pt"/>
    </style:style>
    <style:style style:name="Master1-Layout1-title-Slide-de-Título-outline6" style:family="presentation" style:parent-style-name="Master1-Layout1-title-Slide-de-Título-outline5">
      <style:paragraph-properties fo:margin-top="0cm" fo:margin-bottom="0.1cm"/>
      <style:text-properties fo:font-size="20pt" style:font-size-asian="20pt" style:font-size-complex="20pt"/>
    </style:style>
    <style:style style:name="Master1-Layout1-title-Slide-de-Título-outline7" style:family="presentation" style:parent-style-name="Master1-Layout1-title-Slide-de-Título-outline6">
      <style:paragraph-properties fo:margin-top="0cm" fo:margin-bottom="0.1cm"/>
      <style:text-properties fo:font-size="20pt" style:font-size-asian="20pt" style:font-size-complex="20pt"/>
    </style:style>
    <style:style style:name="Master1-Layout1-title-Slide-de-Título-outline8" style:family="presentation" style:parent-style-name="Master1-Layout1-title-Slide-de-Título-outline7">
      <style:paragraph-properties fo:margin-top="0cm" fo:margin-bottom="0.1cm"/>
      <style:text-properties fo:font-size="20pt" style:font-size-asian="20pt" style:font-size-complex="20pt"/>
    </style:style>
    <style:style style:name="Master1-Layout1-title-Slide-de-Título-outline9" style:family="presentation" style:parent-style-name="Master1-Layout1-title-Slide-de-Título-outline8">
      <style:paragraph-properties fo:margin-top="0cm" fo:margin-bottom="0.1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solid" draw:fill-color="#ffffff"/>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shrink-to-fit" style:shrink-to-fit="true">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top="0cm" fo:margin-bottom="0.4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top="0cm" fo:margin-bottom="0.3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top="0cm" fo:margin-bottom="0.2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top="0cm" fo:margin-bottom="0.1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top="0cm" fo:margin-bottom="0.1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top="0cm" fo:margin-bottom="0.1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top="0cm" fo:margin-bottom="0.1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top="0cm" fo:margin-bottom="0.1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solid" draw:fill-color="#ffffff"/>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shrink-to-fit" style:shrink-to-fit="true">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top="0cm" fo:margin-bottom="0.4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top="0cm" fo:margin-bottom="0.3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top="0cm" fo:margin-bottom="0.2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top="0cm" fo:margin-bottom="0.1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top="0cm" fo:margin-bottom="0.1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top="0cm" fo:margin-bottom="0.1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top="0cm" fo:margin-bottom="0.1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top="0cm" fo:margin-bottom="0.1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solid" draw:fill-color="#ffffff"/>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shrink-to-fit" style:shrink-to-fit="true">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top="0cm" fo:margin-bottom="0.4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top="0cm" fo:margin-bottom="0.3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top="0cm" fo:margin-bottom="0.2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top="0cm" fo:margin-bottom="0.1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top="0cm" fo:margin-bottom="0.1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top="0cm" fo:margin-bottom="0.1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top="0cm" fo:margin-bottom="0.1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top="0cm" fo:margin-bottom="0.1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solid" draw:fill-color="#ffffff"/>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shrink-to-fit" style:shrink-to-fit="true">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top="0cm" fo:margin-bottom="0.4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top="0cm" fo:margin-bottom="0.3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top="0cm" fo:margin-bottom="0.2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top="0cm" fo:margin-bottom="0.1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top="0cm" fo:margin-bottom="0.1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top="0cm" fo:margin-bottom="0.1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top="0cm" fo:margin-bottom="0.1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top="0cm" fo:margin-bottom="0.1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solid" draw:fill-color="#ffffff"/>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shrink-to-fit" style:shrink-to-fit="true">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top="0cm" fo:margin-bottom="0.4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top="0cm" fo:margin-bottom="0.3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top="0cm" fo:margin-bottom="0.2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top="0cm" fo:margin-bottom="0.1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top="0cm" fo:margin-bottom="0.1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top="0cm" fo:margin-bottom="0.1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top="0cm" fo:margin-bottom="0.1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top="0cm" fo:margin-bottom="0.1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solid" draw:fill-color="#ffffff"/>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shrink-to-fit" style:shrink-to-fit="true">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top="0cm" fo:margin-bottom="0.4cm"/>
      <style:text-properties fo:font-size="28pt" style:font-size-asian="28pt" style:font-size-complex="28pt"/>
    </style:style>
    <style:style style:name="Master1-Layout7-blank-Em-branco-outline3" style:family="presentation" style:parent-style-name="Master1-Layout7-blank-Em-branco-outline2">
      <style:paragraph-properties fo:margin-top="0cm" fo:margin-bottom="0.3cm"/>
      <style:text-properties fo:font-size="24pt" style:font-size-asian="24pt" style:font-size-complex="24pt"/>
    </style:style>
    <style:style style:name="Master1-Layout7-blank-Em-branco-outline4" style:family="presentation" style:parent-style-name="Master1-Layout7-blank-Em-branco-outline3">
      <style:paragraph-properties fo:margin-top="0cm" fo:margin-bottom="0.2cm"/>
      <style:text-properties fo:font-size="20pt" style:font-size-asian="20pt" style:font-size-complex="20pt"/>
    </style:style>
    <style:style style:name="Master1-Layout7-blank-Em-branco-outline5" style:family="presentation" style:parent-style-name="Master1-Layout7-blank-Em-branco-outline4">
      <style:paragraph-properties fo:margin-top="0cm" fo:margin-bottom="0.1cm"/>
      <style:text-properties fo:font-size="20pt" style:font-size-asian="20pt" style:font-size-complex="20pt"/>
    </style:style>
    <style:style style:name="Master1-Layout7-blank-Em-branco-outline6" style:family="presentation" style:parent-style-name="Master1-Layout7-blank-Em-branco-outline5">
      <style:paragraph-properties fo:margin-top="0cm" fo:margin-bottom="0.1cm"/>
      <style:text-properties fo:font-size="20pt" style:font-size-asian="20pt" style:font-size-complex="20pt"/>
    </style:style>
    <style:style style:name="Master1-Layout7-blank-Em-branco-outline7" style:family="presentation" style:parent-style-name="Master1-Layout7-blank-Em-branco-outline6">
      <style:paragraph-properties fo:margin-top="0cm" fo:margin-bottom="0.1cm"/>
      <style:text-properties fo:font-size="20pt" style:font-size-asian="20pt" style:font-size-complex="20pt"/>
    </style:style>
    <style:style style:name="Master1-Layout7-blank-Em-branco-outline8" style:family="presentation" style:parent-style-name="Master1-Layout7-blank-Em-branco-outline7">
      <style:paragraph-properties fo:margin-top="0cm" fo:margin-bottom="0.1cm"/>
      <style:text-properties fo:font-size="20pt" style:font-size-asian="20pt" style:font-size-complex="20pt"/>
    </style:style>
    <style:style style:name="Master1-Layout7-blank-Em-branco-outline9" style:family="presentation" style:parent-style-name="Master1-Layout7-blank-Em-branco-outline8">
      <style:paragraph-properties fo:margin-top="0cm" fo:margin-bottom="0.1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solid" draw:fill-color="#ffffff"/>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shrink-to-fit" style:shrink-to-fit="true">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top="0cm" fo:margin-bottom="0.4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top="0cm" fo:margin-bottom="0.3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top="0cm" fo:margin-bottom="0.2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top="0cm" fo:margin-bottom="0.1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top="0cm" fo:margin-bottom="0.1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top="0cm" fo:margin-bottom="0.1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top="0cm" fo:margin-bottom="0.1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top="0cm" fo:margin-bottom="0.1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solid" draw:fill-color="#ffffff"/>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shrink-to-fit" style:shrink-to-fit="true">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top="0cm" fo:margin-bottom="0.4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top="0cm" fo:margin-bottom="0.3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top="0cm" fo:margin-bottom="0.2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top="0cm" fo:margin-bottom="0.1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top="0cm" fo:margin-bottom="0.1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top="0cm" fo:margin-bottom="0.1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top="0cm" fo:margin-bottom="0.1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top="0cm" fo:margin-bottom="0.1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solid" draw:fill-color="#ffffff"/>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shrink-to-fit" style:shrink-to-fit="true">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top="0cm" fo:margin-bottom="0.4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top="0cm" fo:margin-bottom="0.3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top="0cm" fo:margin-bottom="0.2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top="0cm" fo:margin-bottom="0.1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top="0cm" fo:margin-bottom="0.1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top="0cm" fo:margin-bottom="0.1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top="0cm" fo:margin-bottom="0.1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top="0cm" fo:margin-bottom="0.1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exto-e-Título-Vertical-background" style:family="presentation">
      <style:graphic-properties draw:stroke="none" draw:fill="solid" draw:fill-color="#ffffff"/>
      <style:text-properties style:letter-kerning="true"/>
    </style:style>
    <style:style style:name="Master1-Layout11-vertTitleAndTx-Texto-e-Títul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exto-e-Títul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exto-e-Título-Vertical-outline1" style:family="presentation">
      <style:graphic-properties draw:stroke="none" draw:fill="none" draw:auto-grow-height="false" draw:fit-to-size="shrink-to-fit" style:shrink-to-fit="true">
        <text:list-style style:name="Master1-Layout11-vertTitleAndTx-Texto-e-Títul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exto-e-Título-Vertical-outline2" style:family="presentation" style:parent-style-name="Master1-Layout11-vertTitleAndTx-Texto-e-Título-Vertical-outline1">
      <style:paragraph-properties fo:margin-top="0cm" fo:margin-bottom="0.4cm"/>
      <style:text-properties fo:font-size="28pt" style:font-size-asian="28pt" style:font-size-complex="28pt"/>
    </style:style>
    <style:style style:name="Master1-Layout11-vertTitleAndTx-Texto-e-Título-Vertical-outline3" style:family="presentation" style:parent-style-name="Master1-Layout11-vertTitleAndTx-Texto-e-Título-Vertical-outline2">
      <style:paragraph-properties fo:margin-top="0cm" fo:margin-bottom="0.3cm"/>
      <style:text-properties fo:font-size="24pt" style:font-size-asian="24pt" style:font-size-complex="24pt"/>
    </style:style>
    <style:style style:name="Master1-Layout11-vertTitleAndTx-Texto-e-Título-Vertical-outline4" style:family="presentation" style:parent-style-name="Master1-Layout11-vertTitleAndTx-Texto-e-Título-Vertical-outline3">
      <style:paragraph-properties fo:margin-top="0cm" fo:margin-bottom="0.2cm"/>
      <style:text-properties fo:font-size="20pt" style:font-size-asian="20pt" style:font-size-complex="20pt"/>
    </style:style>
    <style:style style:name="Master1-Layout11-vertTitleAndTx-Texto-e-Título-Vertical-outline5" style:family="presentation" style:parent-style-name="Master1-Layout11-vertTitleAndTx-Texto-e-Título-Vertical-outline4">
      <style:paragraph-properties fo:margin-top="0cm" fo:margin-bottom="0.1cm"/>
      <style:text-properties fo:font-size="20pt" style:font-size-asian="20pt" style:font-size-complex="20pt"/>
    </style:style>
    <style:style style:name="Master1-Layout11-vertTitleAndTx-Texto-e-Título-Vertical-outline6" style:family="presentation" style:parent-style-name="Master1-Layout11-vertTitleAndTx-Texto-e-Título-Vertical-outline5">
      <style:paragraph-properties fo:margin-top="0cm" fo:margin-bottom="0.1cm"/>
      <style:text-properties fo:font-size="20pt" style:font-size-asian="20pt" style:font-size-complex="20pt"/>
    </style:style>
    <style:style style:name="Master1-Layout11-vertTitleAndTx-Texto-e-Título-Vertical-outline7" style:family="presentation" style:parent-style-name="Master1-Layout11-vertTitleAndTx-Texto-e-Título-Vertical-outline6">
      <style:paragraph-properties fo:margin-top="0cm" fo:margin-bottom="0.1cm"/>
      <style:text-properties fo:font-size="20pt" style:font-size-asian="20pt" style:font-size-complex="20pt"/>
    </style:style>
    <style:style style:name="Master1-Layout11-vertTitleAndTx-Texto-e-Título-Vertical-outline8" style:family="presentation" style:parent-style-name="Master1-Layout11-vertTitleAndTx-Texto-e-Título-Vertical-outline7">
      <style:paragraph-properties fo:margin-top="0cm" fo:margin-bottom="0.1cm"/>
      <style:text-properties fo:font-size="20pt" style:font-size-asian="20pt" style:font-size-complex="20pt"/>
    </style:style>
    <style:style style:name="Master1-Layout11-vertTitleAndTx-Texto-e-Título-Vertical-outline9" style:family="presentation" style:parent-style-name="Master1-Layout11-vertTitleAndTx-Texto-e-Título-Vertical-outline8">
      <style:paragraph-properties fo:margin-top="0cm" fo:margin-bottom="0.1cm"/>
      <style:text-properties fo:font-size="20pt" style:font-size-asian="20pt" style:font-size-complex="20pt"/>
    </style:style>
    <style:style style:name="Master1-Layout11-vertTitleAndTx-Texto-e-Título-Vertical-subtitle" style:family="presentation">
      <style:graphic-properties draw:stroke="none" draw:fill="none" draw:textarea-vertical-align="middle">
        <text:list-style style:name="Master1-Layout11-vertTitleAndTx-Texto-e-Títul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exto-e-Título-Vertical-title" style:family="presentation">
      <style:graphic-properties draw:stroke="none" draw:fill="none" draw:textarea-vertical-align="middle">
        <text:list-style style:name="Master1-Layout11-vertTitleAndTx-Texto-e-Títul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9.699cm" fo:page-height="41.998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Padrã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Padr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Padr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Padr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dr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 style:family="presentation" style:parent-style-name="Master1-Layout1-title-Slide-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 style:family="presentation" style:parent-style-name="Master1-Layout1-title-Slide-de-Título-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 style:family="presentation" style:parent-style-name="Master1-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 style:family="presentation" style:parent-style-name="Master1-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 style:family="presentation" style:parent-style-name="Master1-Layout2-obj-Título-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 style:family="presentation" style:parent-style-name="Master1-Layout2-obj-Título-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 style:family="presentation" style:parent-style-name="Master1-Layout3-secHead-Cabeçalho-da-Seçã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7" style:family="presentation" style:parent-style-name="Master1-Layout3-secHead-Cabeçalho-da-Seç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4-twoObj-Duas-Partes-d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 style:family="presentation" style:parent-style-name="Master1-Layout4-twoObj-Duas-Partes-d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6" style:family="presentation" style:parent-style-name="Master1-Layout5-twoTxTwoObj-Comparaçã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7" style:family="presentation" style:parent-style-name="Master1-Layout5-twoTxTwoObj-Comparação-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8" style:family="presentation" style:parent-style-name="Master1-Layout5-twoTxTwoObj-Comparaçã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9" style:family="presentation" style:parent-style-name="Master1-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2" style:family="presentation" style:parent-style-name="Master1-Layout6-titleOnly-Somente-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3" style:family="presentation" style:parent-style-name="Master1-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7-blank-Em-br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9" style:family="presentation" style:parent-style-name="Master1-Layout8-objTx-Conteúdo-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0" style:family="presentation" style:parent-style-name="Master1-Layout8-objTx-Conteúdo-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Master1-Layout8-objTx-Conteúdo-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9-picTx-Imagem-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6" style:family="presentation" style:parent-style-name="Master1-Layout9-picTx-Imagem-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9-picTx-Imagem-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1" style:family="presentation" style:parent-style-name="Master1-Layout10-vertTx-Título-e-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2" style:family="presentation" style:parent-style-name="Master1-Layout10-vertTx-Título-e-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53" style:family="presentation" style:parent-style-name="Master1-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11-vertTitleAndTx-Texto-e-Título-Vertical-title">
      <style:graphic-properties draw:stroke="none" draw:fill="none" draw:textarea-horizontal-align="center" draw:textarea-vertical-align="middle" draw:auto-grow-height="false" draw:auto-grow-width="false" fo:min-width="26.729cm" fo:padding-top="0cm" fo:padding-bottom="0cm" fo:padding-left="0cm" fo:padding-right="0cm" fo:wrap-option="wrap"/>
      <style:paragraph-properties style:writing-mode="tb-rl"/>
    </style:style>
    <style:style style:name="Mpr57" style:family="presentation" style:parent-style-name="Master1-Layout11-vertTitleAndTx-Texto-e-Títul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58" style:family="presentation" style:parent-style-name="Master1-Layout11-vertTitleAndTx-Texto-e-Títul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11-vertTitleAndTx-Texto-e-Títul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11-vertTitleAndTx-Texto-e-Títul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Padrão-backgroundobjects">
      <style:graphic-properties draw:stroke="none" draw:fill="none" draw:fill-color="#ffffff" draw:auto-grow-height="false" fo:min-height="2.897cm"/>
    </style:style>
    <style:style style:name="Mpr62" style:family="presentation" style:parent-style-name="Padrão-backgroundobjects">
      <style:graphic-properties draw:stroke="none" draw:fill="none" draw:fill-color="#ffffff" draw:auto-grow-height="false" fo:min-height="1.484cm"/>
    </style:style>
    <style:style style:name="Mpr63" style:family="presentation" style:parent-style-name="Padrão-backgroundobjects">
      <style:graphic-properties draw:stroke="none" draw:fill="none" draw:fill-color="#ffffff" draw:textarea-vertical-align="bottom" draw:auto-grow-height="false" fo:min-height="1.484cm"/>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998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none"/>
    </style:style>
    <style:style style:name="MP1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998cm" fo:line-height="100%" fo:text-align="center"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loext:graphic-properties draw:fill="none" draw:fill-color="#ffffff"/>
      <style:paragraph-properties fo:text-align="center"/>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P18" style:family="paragraph">
      <loext:graphic-properties draw:fill="none" draw:fill-color="#ffffff"/>
      <style:paragraph-properties fo:text-align="end"/>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Mang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32pt"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pt" fo:country="BR"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60pt" style:font-style-asian="normal" style:font-weight-asian="normal" style:font-name-complex="Mang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44pt" style:font-style-asian="normal" style:font-weight-asian="normal" style:font-name-complex="Mang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Mang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pt" fo:country="BR" fo:font-style="normal" style:text-underline-style="none" fo:font-weight="bold" style:text-underline-mode="continuous" style:text-overline-mode="continuous" style:text-line-through-mode="continuous" style:letter-kerning="true" style:font-name-asian="Microsoft YaHei" style:font-size-asian="24pt" style:font-style-asian="normal" style:font-weight-asian="bold" style:font-name-complex="Mangal"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pt" fo:country="BR" fo:font-style="normal" style:text-underline-style="none" fo:font-weight="normal" style:text-underline-mode="continuous" style:text-overline-mode="continuous" style:text-line-through-mode="continuous" style:letter-kerning="true" style:font-name-asian="Microsoft YaHei" style:font-size-asian="16pt" style:font-style-asian="normal" style:font-weight-asian="normal" style:font-name-complex="Mangal" style:font-size-complex="16pt" style:font-style-complex="normal" style:font-weight-complex="normal"/>
    </style:style>
    <style:style style:name="MT1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Espaço Reservado para Cabeçalho 1" draw:style-name="Mgr1" draw:text-style-name="MP1" draw:layer="backgroundobjects" svg:width="9.113cm" svg:height="1.484cm" svg:x="0cm" svg:y="0cm" presentation:class="header">
        <draw:text-box>
          <text:p/>
        </draw:text-box>
      </draw:frame>
      <draw:frame draw:name="Espaço Reservado para Data 2" draw:style-name="Mgr1" draw:text-style-name="MP1" draw:layer="backgroundobjects" svg:width="9.113cm" svg:height="1.484cm" svg:x="11.886cm" svg:y="0cm" presentation:class="date-time">
        <draw:text-box>
          <text:p/>
        </draw:text-box>
      </draw:frame>
      <draw:frame draw:name="Espaço Reservado para Rodapé 3" draw:style-name="Mgr2" draw:text-style-name="MP1" draw:layer="backgroundobjects" svg:width="9.113cm" svg:height="1.484cm" svg:x="0cm" svg:y="28.215cm" presentation:class="footer">
        <draw:text-box>
          <text:p/>
        </draw:text-box>
      </draw:frame>
      <draw:frame draw:name="Espaço Reservado para Número de Slide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4.617cm" svg:height="6.531cm" svg:x="3.466cm" svg:y="2.972cm" draw:page-number="1"/>
      <draw:page-thumbnail draw:layer="backgroundobjects" svg:width="4.617cm" svg:height="6.531cm" svg:x="3.466cm" svg:y="11.58cm"/>
      <draw:page-thumbnail draw:layer="backgroundobjects" svg:width="4.617cm" svg:height="6.531cm" svg:x="3.466cm" svg:y="20.188cm"/>
      <draw:page-thumbnail draw:layer="backgroundobjects" svg:width="4.617cm" svg:height="6.531cm" svg:x="12.916cm" svg:y="2.972cm"/>
      <draw:page-thumbnail draw:layer="backgroundobjects" svg:width="4.617cm" svg:height="6.531cm" svg:x="12.916cm" svg:y="11.58cm"/>
      <draw:page-thumbnail draw:layer="backgroundobjects" svg:width="4.617cm" svg:height="6.531cm" svg:x="12.916cm" svg:y="20.188cm"/>
    </style:handout-master>
    <style:master-page style:name="Master1-Padrão" style:page-layout-name="PM1" draw:style-name="Mdp1">
      <draw:frame draw:name="Espaço Reservado para Título 1" presentation:style-name="Mpr1" draw:text-style-name="MP3" draw:layer="backgroundobjects" svg:width="26.729cm" svg:height="7.012cm" svg:x="1.485cm" svg:y="10.612cm" presentation:class="title">
        <draw:text-box>
          <text:p/>
        </draw:text-box>
      </draw:frame>
      <draw:frame draw:name="Espaço Reservado para Texto 2" presentation:style-name="Mpr2" draw:text-style-name="MP3" draw:layer="backgroundobjects" svg:width="26.729cm" svg:height="13.591cm" svg:x="1.485cm" svg:y="18.945cm" presentation:class="outline">
        <draw:text-box>
          <text:list text:style-name="ML2">
            <text:list-item>
              <text:p text:style-name="MP4"><text:span text:style-name="MT2">Editar estilos de texto Mestre</text:span></text:p>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style-name="Mgr3" draw:text-style-name="MP9" draw:layer="backgroundobjects" svg:width="30.106cm" svg:height="41.965cm" svg:x="0.036cm" svg:y="0.035cm">
        <draw:image xlink:href="Pictures/100000000000034A000004A733CC48FBA2703560.jpg" xlink:type="simple" xlink:show="embed" xlink:actuate="onLoad">
          <text:p/>
        </draw:image>
      </draw:frame>
      <presentation:notes style:page-layout-name="PM0">
        <draw:page-thumbnail draw:name="Espaço Reservado para Imagem de Slide 1" presentation:style-name="Master1-Padrão-title" draw:layer="backgroundobjects" svg:width="14.848cm" svg:height="11.136cm" svg:x="3.075cm" svg:y="2.257cm" presentation:class="page"/>
        <draw:frame draw:name="Espaço Reservado para Anotações 2" presentation:style-name="Mpr3" draw:text-style-name="MP3" draw:layer="backgroundobjects" svg:width="16.799cm" svg:height="13.364cm" svg:x="2.1cm" svg:y="14.107cm" presentation:class="notes">
          <draw:text-box>
            <text:p/>
          </draw:text-box>
        </draw:frame>
        <draw:frame draw:name="Espaço Reservado para Cabeçalho 3" presentation:style-name="Mpr4" draw:text-style-name="MP3" draw:layer="backgroundobjects" svg:width="9.113cm" svg:height="1.484cm" svg:x="0cm" svg:y="0cm" presentation:class="header">
          <draw:text-box>
            <text:p/>
          </draw:text-box>
        </draw:frame>
        <draw:frame draw:name="Espaço Reservado para Data 4" presentation:style-name="Mpr4" draw:text-style-name="MP3" draw:layer="backgroundobjects" svg:width="9.113cm" svg:height="1.484cm" svg:x="11.886cm" svg:y="0cm" presentation:class="date-time">
          <draw:text-box>
            <text:p/>
          </draw:text-box>
        </draw:frame>
        <draw:frame draw:name="Espaço Reservado para Rodapé 5" presentation:style-name="Mpr5" draw:text-style-name="MP3" draw:layer="backgroundobjects" svg:width="9.113cm" svg:height="1.484cm" svg:x="0cm" svg:y="28.215cm" presentation:class="footer">
          <draw:text-box>
            <text:p/>
          </draw:text-box>
        </draw:frame>
        <draw:frame draw:name="Espaço Reservado para Número de Slide 6" presentation:style-name="Mpr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Slide-de-Título" style:page-layout-name="PM1" draw:style-name="Mdp1">
      <draw:frame draw:name="Imagem 3"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6" draw:text-style-name="MP3" draw:layer="backgroundobjects" svg:width="22.274cm" svg:height="14.618cm" svg:x="3.713cm" svg:y="6.875cm" presentation:class="title">
        <draw:text-box>
          <text:p text:style-name="MP10"><text:span text:style-name="MT7">Clique para editar o título Mestre</text:span></text:p>
        </draw:text-box>
      </draw:frame>
      <draw:frame draw:name="Subtítulo 2" presentation:style-name="Mpr7" draw:text-style-name="MP3" draw:layer="backgroundobjects" svg:width="22.274cm" svg:height="10.142cm" svg:x="3.713cm" svg:y="22.057cm" presentation:class="subtitle">
        <draw:text-box>
          <text:p text:style-name="MP11"><text:span text:style-name="MT8">Clique para editar o estilo do subtítulo Mestre</text:span></text:p>
        </draw:text-box>
      </draw:frame>
      <presentation:notes style:page-layout-name="PM0">
        <draw:page-thumbnail draw:name="Espaço Reservado para Imagem de Slide 1" presentation:style-name="Master1-Layout1-title-Slide-de-Título-title" draw:layer="backgroundobjects" svg:width="14.848cm" svg:height="11.136cm" svg:x="3.075cm" svg:y="2.257cm" presentation:class="page"/>
        <draw:frame draw:name="Espaço Reservado para Anotações 2" presentation:style-name="Mpr8" draw:text-style-name="MP3" draw:layer="backgroundobjects" svg:width="16.799cm" svg:height="13.364cm" svg:x="2.1cm" svg:y="14.107cm" presentation:class="notes">
          <draw:text-box>
            <text:p/>
          </draw:text-box>
        </draw:frame>
        <draw:frame draw:name="Espaço Reservado para Cabeçalho 3" presentation:style-name="Mpr9" draw:text-style-name="MP3" draw:layer="backgroundobjects" svg:width="9.113cm" svg:height="1.484cm" svg:x="0cm" svg:y="0cm" presentation:class="header">
          <draw:text-box>
            <text:p/>
          </draw:text-box>
        </draw:frame>
        <draw:frame draw:name="Espaço Reservado para Data 4" presentation:style-name="Mpr9" draw:text-style-name="MP3" draw:layer="backgroundobjects" svg:width="9.113cm" svg:height="1.484cm" svg:x="11.886cm" svg:y="0cm" presentation:class="date-time">
          <draw:text-box>
            <text:p/>
          </draw:text-box>
        </draw:frame>
        <draw:frame draw:name="Espaço Reservado para Rodapé 5" presentation:style-name="Mpr10" draw:text-style-name="MP3" draw:layer="backgroundobjects" svg:width="9.113cm" svg:height="1.484cm" svg:x="0cm" svg:y="28.215cm" presentation:class="footer">
          <draw:text-box>
            <text:p/>
          </draw:text-box>
        </draw:frame>
        <draw:frame draw:name="Espaço Reservado para Número de Slide 6" presentation:style-name="Mpr1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ítulo-e-Conteúdo" style:page-layout-name="PM1" draw:style-name="Mdp1">
      <draw:frame draw:name="Imagem 3"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11" draw:text-style-name="MP3" draw:layer="backgroundobjects" svg:width="26.729cm" svg:height="7.012cm" svg:x="1.485cm" svg:y="10.612cm" presentation:class="title">
        <draw:text-box>
          <text:p text:style-name="MP10"><text:span text:style-name="MT9">Clique para editar o título Mestre</text:span></text:p>
        </draw:text-box>
      </draw:frame>
      <draw:frame draw:name="Espaço Reservado para Conteúdo 2" presentation:style-name="Mpr12" draw:text-style-name="MP3" draw:layer="backgroundobjects" svg:width="26.729cm" svg:height="13.591cm" svg:x="1.485cm" svg:y="18.945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presentation:notes style:page-layout-name="PM0">
        <draw:page-thumbnail draw:name="Espaço Reservado para Imagem de Slide 1" presentation:style-name="Master1-Layout2-obj-Título-e-Conteúdo-title" draw:layer="backgroundobjects" svg:width="14.848cm" svg:height="11.136cm" svg:x="3.075cm" svg:y="2.257cm" presentation:class="page"/>
        <draw:frame draw:name="Espaço Reservado para Anotações 2" presentation:style-name="Mpr13" draw:text-style-name="MP3" draw:layer="backgroundobjects" svg:width="16.799cm" svg:height="13.364cm" svg:x="2.1cm" svg:y="14.107cm" presentation:class="notes">
          <draw:text-box>
            <text:p/>
          </draw:text-box>
        </draw:frame>
        <draw:frame draw:name="Espaço Reservado para Cabeçalho 3" presentation:style-name="Mpr14" draw:text-style-name="MP3" draw:layer="backgroundobjects" svg:width="9.113cm" svg:height="1.484cm" svg:x="0cm" svg:y="0cm" presentation:class="header">
          <draw:text-box>
            <text:p/>
          </draw:text-box>
        </draw:frame>
        <draw:frame draw:name="Espaço Reservado para Data 4" presentation:style-name="Mpr14" draw:text-style-name="MP3" draw:layer="backgroundobjects" svg:width="9.113cm" svg:height="1.484cm" svg:x="11.886cm" svg:y="0cm" presentation:class="date-time">
          <draw:text-box>
            <text:p/>
          </draw:text-box>
        </draw:frame>
        <draw:frame draw:name="Espaço Reservado para Rodapé 5" presentation:style-name="Mpr15" draw:text-style-name="MP3" draw:layer="backgroundobjects" svg:width="9.113cm" svg:height="1.484cm" svg:x="0cm" svg:y="28.215cm" presentation:class="footer">
          <draw:text-box>
            <text:p/>
          </draw:text-box>
        </draw:frame>
        <draw:frame draw:name="Espaço Reservado para Número de Slide 6" presentation:style-name="Mpr1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Cabeçalho-da-Seção" style:page-layout-name="PM1" draw:style-name="Mdp1">
      <draw:frame draw:name="Imagem 3"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16" draw:text-style-name="MP3" draw:layer="backgroundobjects" svg:width="25.612cm" svg:height="17.471cm" svg:x="2.028cm" svg:y="10.469cm" presentation:class="title">
        <draw:text-box>
          <text:p text:style-name="MP10"><text:span text:style-name="MT7">Clique para editar o título Mestre</text:span></text:p>
        </draw:text-box>
      </draw:frame>
      <draw:frame draw:name="Espaço Reservado para Texto 2" presentation:style-name="Mpr17" draw:text-style-name="MP3" draw:layer="backgroundobjects" svg:width="25.612cm" svg:height="9.185cm" svg:x="2.028cm" svg:y="28.108cm" presentation:class="outline">
        <draw:text-box>
          <text:list text:style-name="ML2">
            <text:list-item>
              <text:p text:style-name="MP4"><text:span text:style-name="MT10">Editar estilos de texto Mestre</text:span></text:p>
            </text:list-item>
          </text:list>
        </draw:text-box>
      </draw:frame>
      <presentation:notes style:page-layout-name="PM0">
        <draw:page-thumbnail draw:name="Espaço Reservado para Imagem de Slide 1" presentation:style-name="Master1-Layout3-secHead-Cabeçalho-da-Seção-title" draw:layer="backgroundobjects" svg:width="14.848cm" svg:height="11.136cm" svg:x="3.075cm" svg:y="2.257cm" presentation:class="page"/>
        <draw:frame draw:name="Espaço Reservado para Anotações 2" presentation:style-name="Mpr18" draw:text-style-name="MP3" draw:layer="backgroundobjects" svg:width="16.799cm" svg:height="13.364cm" svg:x="2.1cm" svg:y="14.107cm" presentation:class="notes">
          <draw:text-box>
            <text:p/>
          </draw:text-box>
        </draw:frame>
        <draw:frame draw:name="Espaço Reservado para Cabeçalho 3" presentation:style-name="Mpr19" draw:text-style-name="MP3" draw:layer="backgroundobjects" svg:width="9.113cm" svg:height="1.484cm" svg:x="0cm" svg:y="0cm" presentation:class="header">
          <draw:text-box>
            <text:p/>
          </draw:text-box>
        </draw:frame>
        <draw:frame draw:name="Espaço Reservado para Data 4" presentation:style-name="Mpr19" draw:text-style-name="MP3" draw:layer="backgroundobjects" svg:width="9.113cm" svg:height="1.484cm" svg:x="11.886cm" svg:y="0cm" presentation:class="date-time">
          <draw:text-box>
            <text:p/>
          </draw:text-box>
        </draw:frame>
        <draw:frame draw:name="Espaço Reservado para Rodapé 5" presentation:style-name="Mpr20" draw:text-style-name="MP3" draw:layer="backgroundobjects" svg:width="9.113cm" svg:height="1.484cm" svg:x="0cm" svg:y="28.215cm" presentation:class="footer">
          <draw:text-box>
            <text:p/>
          </draw:text-box>
        </draw:frame>
        <draw:frame draw:name="Espaço Reservado para Número de Slide 6" presentation:style-name="Mpr2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as-Partes-de-Conteúdo" style:page-layout-name="PM1" draw:style-name="Mdp1">
      <draw:frame draw:name="Imagem 4"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21" draw:text-style-name="MP3" draw:layer="backgroundobjects" svg:width="26.729cm" svg:height="7.012cm" svg:x="1.485cm" svg:y="10.612cm" presentation:class="title">
        <draw:text-box>
          <text:p text:style-name="MP10"><text:span text:style-name="MT9">Clique para editar o título Mestre</text:span></text:p>
        </draw:text-box>
      </draw:frame>
      <draw:frame draw:name="Espaço Reservado para Conteúdo 2" presentation:style-name="Mpr22" draw:text-style-name="MP3" draw:layer="backgroundobjects" svg:width="13.15cm" svg:height="13.591cm" svg:x="1.486cm" svg:y="18.944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Conteúdo 3" presentation:style-name="Mpr22" draw:text-style-name="MP3" draw:layer="backgroundobjects" svg:width="13.154cm" svg:height="13.591cm" svg:x="15.059cm" svg:y="18.944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presentation:notes style:page-layout-name="PM0">
        <draw:page-thumbnail draw:name="Espaço Reservado para Imagem de Slide 1" presentation:style-name="Master1-Layout4-twoObj-Duas-Partes-de-Conteúdo-title" draw:layer="backgroundobjects" svg:width="14.848cm" svg:height="11.136cm" svg:x="3.075cm" svg:y="2.257cm" presentation:class="page"/>
        <draw:frame draw:name="Espaço Reservado para Anotações 2" presentation:style-name="Mpr23" draw:text-style-name="MP3" draw:layer="backgroundobjects" svg:width="16.799cm" svg:height="13.364cm" svg:x="2.1cm" svg:y="14.107cm" presentation:class="notes">
          <draw:text-box>
            <text:p/>
          </draw:text-box>
        </draw:frame>
        <draw:frame draw:name="Espaço Reservado para Cabeçalho 3" presentation:style-name="Mpr24" draw:text-style-name="MP3" draw:layer="backgroundobjects" svg:width="9.113cm" svg:height="1.484cm" svg:x="0cm" svg:y="0cm" presentation:class="header">
          <draw:text-box>
            <text:p/>
          </draw:text-box>
        </draw:frame>
        <draw:frame draw:name="Espaço Reservado para Data 4" presentation:style-name="Mpr24" draw:text-style-name="MP3" draw:layer="backgroundobjects" svg:width="9.113cm" svg:height="1.484cm" svg:x="11.886cm" svg:y="0cm" presentation:class="date-time">
          <draw:text-box>
            <text:p/>
          </draw:text-box>
        </draw:frame>
        <draw:frame draw:name="Espaço Reservado para Rodapé 5" presentation:style-name="Mpr25" draw:text-style-name="MP3" draw:layer="backgroundobjects" svg:width="9.113cm" svg:height="1.484cm" svg:x="0cm" svg:y="28.215cm" presentation:class="footer">
          <draw:text-box>
            <text:p/>
          </draw:text-box>
        </draw:frame>
        <draw:frame draw:name="Espaço Reservado para Número de Slide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ação" style:page-layout-name="PM1" draw:style-name="Mdp1">
      <draw:frame draw:name="Imagem 6" draw:style-name="Mgr3" draw:text-style-name="MP9" draw:layer="Master1-bg" svg:width="30.106cm" svg:height="41.965cm" svg:x="0.036cm" svg:y="0.035cm">
        <draw:image xlink:href="">
          <text:p/>
        </draw:image>
      </draw:frame>
      <draw:frame draw:name="Título 1" presentation:style-name="Mpr26" draw:text-style-name="MP3" draw:layer="backgroundobjects" svg:width="25.616cm" svg:height="8.118cm" svg:x="2.046cm" svg:y="2.236cm" presentation:class="title">
        <draw:text-box>
          <text:p text:style-name="MP10"><text:span text:style-name="MT9">Clique para editar o título Mestre</text:span></text:p>
        </draw:text-box>
      </draw:frame>
      <draw:frame draw:name="Espaço Reservado para Texto 2" presentation:style-name="Mpr27" draw:text-style-name="MP3" draw:layer="backgroundobjects" svg:width="12.563cm" svg:height="5.045cm" svg:x="2.046cm" svg:y="10.297cm" presentation:class="outline">
        <draw:text-box>
          <text:list text:style-name="ML2">
            <text:list-item>
              <text:p text:style-name="MP4"><text:span text:style-name="MT11">Editar estilos de texto Mestre</text:span></text:p>
            </text:list-item>
          </text:list>
        </draw:text-box>
      </draw:frame>
      <draw:frame draw:name="Espaço Reservado para Conteúdo 3" presentation:style-name="Mpr28" draw:text-style-name="MP3" draw:layer="backgroundobjects" svg:width="12.563cm" svg:height="22.565cm" svg:x="2.046cm" svg:y="15.341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Texto 4" presentation:style-name="Mpr27" draw:text-style-name="MP3" draw:layer="backgroundobjects" svg:width="12.625cm" svg:height="5.045cm" svg:x="15.037cm" svg:y="10.297cm" presentation:class="outline">
        <draw:text-box>
          <text:list text:style-name="ML4">
            <text:list-item>
              <text:p text:style-name="MP4"><text:span text:style-name="MT11">Editar estilos de texto Mestre</text:span></text:p>
            </text:list-item>
          </text:list>
        </draw:text-box>
      </draw:frame>
      <draw:frame draw:name="Espaço Reservado para Conteúdo 5" presentation:style-name="Mpr28" draw:text-style-name="MP3" draw:layer="backgroundobjects" svg:width="12.625cm" svg:height="22.565cm" svg:x="15.037cm" svg:y="15.341cm" presentation:class="title">
        <draw:text-box>
          <text:p text:style-name="MP4"><text:span text:style-name="MT2">Editar estilos de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presentation:notes style:page-layout-name="PM0">
        <draw:page-thumbnail draw:name="Espaço Reservado para Imagem de Slide 1" presentation:style-name="Master1-Layout5-twoTxTwoObj-Comparação-title" draw:layer="backgroundobjects" svg:width="14.848cm" svg:height="11.136cm" svg:x="3.075cm" svg:y="2.257cm" presentation:class="page"/>
        <draw:frame draw:name="Espaço Reservado para Anotações 2" presentation:style-name="Mpr29" draw:text-style-name="MP3" draw:layer="backgroundobjects" svg:width="16.799cm" svg:height="13.364cm" svg:x="2.1cm" svg:y="14.107cm" presentation:class="notes">
          <draw:text-box>
            <text:p/>
          </draw:text-box>
        </draw:frame>
        <draw:frame draw:name="Espaço Reservado para Cabeçalho 3" presentation:style-name="Mpr30" draw:text-style-name="MP3" draw:layer="backgroundobjects" svg:width="9.113cm" svg:height="1.484cm" svg:x="0cm" svg:y="0cm" presentation:class="header">
          <draw:text-box>
            <text:p/>
          </draw:text-box>
        </draw:frame>
        <draw:frame draw:name="Espaço Reservado para Data 4" presentation:style-name="Mpr30" draw:text-style-name="MP3" draw:layer="backgroundobjects" svg:width="9.113cm" svg:height="1.484cm" svg:x="11.886cm" svg:y="0cm" presentation:class="date-time">
          <draw:text-box>
            <text:p/>
          </draw:text-box>
        </draw:frame>
        <draw:frame draw:name="Espaço Reservado para Rodapé 5" presentation:style-name="Mpr31" draw:text-style-name="MP3" draw:layer="backgroundobjects" svg:width="9.113cm" svg:height="1.484cm" svg:x="0cm" svg:y="28.215cm" presentation:class="footer">
          <draw:text-box>
            <text:p/>
          </draw:text-box>
        </draw:frame>
        <draw:frame draw:name="Espaço Reservado para Número de Slide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mente-Título" style:page-layout-name="PM1" draw:style-name="Mdp1">
      <draw:frame draw:name="Imagem 2"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32" draw:text-style-name="MP3" draw:layer="backgroundobjects" svg:width="26.729cm" svg:height="7.012cm" svg:x="1.485cm" svg:y="10.612cm" presentation:class="title">
        <draw:text-box>
          <text:p text:style-name="MP10"><text:span text:style-name="MT9">Clique para editar o título Mestre</text:span></text:p>
        </draw:text-box>
      </draw:frame>
      <presentation:notes style:page-layout-name="PM0">
        <draw:page-thumbnail draw:name="Espaço Reservado para Imagem de Slide 1" presentation:style-name="Master1-Layout6-titleOnly-Somente-Título-title" draw:layer="backgroundobjects" svg:width="14.848cm" svg:height="11.136cm" svg:x="3.075cm" svg:y="2.257cm" presentation:class="page"/>
        <draw:frame draw:name="Espaço Reservado para Anotações 2" presentation:style-name="Mpr33" draw:text-style-name="MP3" draw:layer="backgroundobjects" svg:width="16.799cm" svg:height="13.364cm" svg:x="2.1cm" svg:y="14.107cm" presentation:class="notes">
          <draw:text-box>
            <text:p/>
          </draw:text-box>
        </draw:frame>
        <draw:frame draw:name="Espaço Reservado para Cabeçalho 3" presentation:style-name="Mpr34" draw:text-style-name="MP3" draw:layer="backgroundobjects" svg:width="9.113cm" svg:height="1.484cm" svg:x="0cm" svg:y="0cm" presentation:class="header">
          <draw:text-box>
            <text:p/>
          </draw:text-box>
        </draw:frame>
        <draw:frame draw:name="Espaço Reservado para Data 4" presentation:style-name="Mpr34" draw:text-style-name="MP3" draw:layer="backgroundobjects" svg:width="9.113cm" svg:height="1.484cm" svg:x="11.886cm" svg:y="0cm" presentation:class="date-time">
          <draw:text-box>
            <text:p/>
          </draw:text-box>
        </draw:frame>
        <draw:frame draw:name="Espaço Reservado para Rodapé 5" presentation:style-name="Mpr35" draw:text-style-name="MP3" draw:layer="backgroundobjects" svg:width="9.113cm" svg:height="1.484cm" svg:x="0cm" svg:y="28.215cm" presentation:class="footer">
          <draw:text-box>
            <text:p/>
          </draw:text-box>
        </draw:frame>
        <draw:frame draw:name="Espaço Reservado para Número de Slide 6" presentation:style-name="Mpr3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Em-branco" style:page-layout-name="PM1" draw:style-name="Mdp1">
      <draw:frame draw:name="Imagem 1" draw:style-name="Mgr3" draw:text-style-name="MP9" draw:layer="Master1-bg" svg:width="30.106cm" svg:height="41.965cm" svg:x="0.036cm" svg:y="0.035cm">
        <draw:image xlink:href="Pictures/100000000000034A000004A7EF76A35D984300D6.jpg" xlink:type="simple" xlink:show="embed" xlink:actuate="onLoad">
          <text:p/>
        </draw:image>
      </draw:frame>
      <draw:frame presentation:style-name="Master1-Layout7-blank-Em-branco-title" draw:layer="backgroundobjects" svg:width="26.728cm" svg:height="7.012cm" svg:x="1.484cm" svg:y="1.675cm" presentation:class="title" presentation:placeholder="true">
        <draw:text-box/>
      </draw:frame>
      <draw:frame presentation:style-name="Master1-Layout7-blank-Em-branco-outline1" draw:layer="backgroundobjects" svg:width="26.728cm" svg:height="24.357cm" svg:x="1.484cm" svg:y="9.827cm" presentation:class="outline" presentation:placeholder="true">
        <draw:text-box/>
      </draw:frame>
      <presentation:notes style:page-layout-name="PM0">
        <draw:page-thumbnail draw:name="Espaço Reservado para Imagem de Slide 1" presentation:style-name="Master1-Layout7-blank-Em-branco-title" draw:layer="backgroundobjects" svg:width="14.848cm" svg:height="11.136cm" svg:x="3.075cm" svg:y="2.257cm" presentation:class="page"/>
        <draw:frame draw:name="Espaço Reservado para Anotações 2" presentation:style-name="Mpr36" draw:text-style-name="MP3" draw:layer="backgroundobjects" svg:width="16.799cm" svg:height="13.364cm" svg:x="2.1cm" svg:y="14.107cm" presentation:class="notes">
          <draw:text-box>
            <text:p/>
          </draw:text-box>
        </draw:frame>
        <draw:frame draw:name="Espaço Reservado para Cabeçalho 3" presentation:style-name="Mpr37" draw:text-style-name="MP3" draw:layer="backgroundobjects" svg:width="9.113cm" svg:height="1.484cm" svg:x="0cm" svg:y="0cm" presentation:class="header">
          <draw:text-box>
            <text:p/>
          </draw:text-box>
        </draw:frame>
        <draw:frame draw:name="Espaço Reservado para Data 4" presentation:style-name="Mpr37" draw:text-style-name="MP3" draw:layer="backgroundobjects" svg:width="9.113cm" svg:height="1.484cm" svg:x="11.886cm" svg:y="0cm" presentation:class="date-time">
          <draw:text-box>
            <text:p/>
          </draw:text-box>
        </draw:frame>
        <draw:frame draw:name="Espaço Reservado para Rodapé 5" presentation:style-name="Mpr38" draw:text-style-name="MP3" draw:layer="backgroundobjects" svg:width="9.113cm" svg:height="1.484cm" svg:x="0cm" svg:y="28.215cm" presentation:class="footer">
          <draw:text-box>
            <text:p/>
          </draw:text-box>
        </draw:frame>
        <draw:frame draw:name="Espaço Reservado para Número de Slide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údo-com-Legenda" style:page-layout-name="PM1" draw:style-name="Mdp1">
      <draw:frame draw:name="Imagem 4" draw:style-name="Mgr3" draw:text-style-name="MP9" draw:layer="Master1-bg" svg:width="30.106cm" svg:height="41.965cm" svg:x="0.036cm" svg:y="0.035cm">
        <draw:image xlink:href="">
          <text:p/>
        </draw:image>
      </draw:frame>
      <draw:frame draw:name="Título 1" presentation:style-name="Mpr39" draw:text-style-name="MP3" draw:layer="backgroundobjects" svg:width="9.578cm" svg:height="9.798cm" svg:x="2.046cm" svg:y="2.8cm" presentation:class="title">
        <draw:text-box>
          <text:p text:style-name="MP10"><text:span text:style-name="MT2">Clique para editar o título Mestre</text:span></text:p>
        </draw:text-box>
      </draw:frame>
      <draw:frame draw:name="Espaço Reservado para Conteúdo 2" presentation:style-name="Mpr40" draw:text-style-name="MP3" draw:layer="backgroundobjects" svg:width="15.037cm" svg:height="29.845cm" svg:x="12.625cm" svg:y="6.046cm" presentation:class="title">
        <draw:text-box>
          <text:p text:style-name="MP4"><text:span text:style-name="MT2">Editar estilos de texto Mestre</text:span><text:span text:style-name="MT2"><text:line-break/></text:span><text:span text:style-name="MT12">Segundo nível</text:span><text:span text:style-name="MT12"><text:line-break/></text:span><text:span text:style-name="MT3">Terceiro nível</text:span><text:span text:style-name="MT3"><text:line-break/></text:span><text:span text:style-name="MT4">Quarto nível</text:span><text:span text:style-name="MT4"><text:line-break/></text:span><text:span text:style-name="MT4">Quinto nível</text:span></text:p>
        </draw:text-box>
      </draw:frame>
      <draw:frame draw:name="Espaço Reservado para Texto 3" presentation:style-name="Mpr41" draw:text-style-name="MP3" draw:layer="backgroundobjects" svg:width="9.578cm" svg:height="23.345cm" svg:x="2.046cm" svg:y="12.599cm" presentation:class="outline">
        <draw:text-box>
          <text:list text:style-name="ML2">
            <text:list-item>
              <text:p text:style-name="MP4"><text:span text:style-name="MT13">Editar estilos de texto Mestre</text:span></text:p>
            </text:list-item>
          </text:list>
        </draw:text-box>
      </draw:frame>
      <presentation:notes style:page-layout-name="PM0">
        <draw:page-thumbnail draw:name="Espaço Reservado para Imagem de Slide 1" presentation:style-name="Master1-Layout8-objTx-Conteúdo-com-Legenda-title" draw:layer="backgroundobjects" svg:width="14.848cm" svg:height="11.136cm" svg:x="3.075cm" svg:y="2.257cm" presentation:class="page"/>
        <draw:frame draw:name="Espaço Reservado para Anotações 2" presentation:style-name="Mpr42" draw:text-style-name="MP3" draw:layer="backgroundobjects" svg:width="16.799cm" svg:height="13.364cm" svg:x="2.1cm" svg:y="14.107cm" presentation:class="notes">
          <draw:text-box>
            <text:p/>
          </draw:text-box>
        </draw:frame>
        <draw:frame draw:name="Espaço Reservado para Cabeçalho 3" presentation:style-name="Mpr43" draw:text-style-name="MP3" draw:layer="backgroundobjects" svg:width="9.113cm" svg:height="1.484cm" svg:x="0cm" svg:y="0cm" presentation:class="header">
          <draw:text-box>
            <text:p/>
          </draw:text-box>
        </draw:frame>
        <draw:frame draw:name="Espaço Reservado para Data 4" presentation:style-name="Mpr43" draw:text-style-name="MP3" draw:layer="backgroundobjects" svg:width="9.113cm" svg:height="1.484cm" svg:x="11.886cm" svg:y="0cm" presentation:class="date-time">
          <draw:text-box>
            <text:p/>
          </draw:text-box>
        </draw:frame>
        <draw:frame draw:name="Espaço Reservado para Rodapé 5" presentation:style-name="Mpr44" draw:text-style-name="MP3" draw:layer="backgroundobjects" svg:width="9.113cm" svg:height="1.484cm" svg:x="0cm" svg:y="28.215cm" presentation:class="footer">
          <draw:text-box>
            <text:p/>
          </draw:text-box>
        </draw:frame>
        <draw:frame draw:name="Espaço Reservado para Número de Slide 6" presentation:style-name="Mpr4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agem-com-Legenda" style:page-layout-name="PM1" draw:style-name="Mdp1">
      <draw:frame draw:name="Imagem 4"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45" draw:text-style-name="MP3" draw:layer="backgroundobjects" svg:width="9.578cm" svg:height="9.798cm" svg:x="2.046cm" svg:y="2.8cm" presentation:class="title">
        <draw:text-box>
          <text:p text:style-name="MP10"><text:span text:style-name="MT2">Clique para editar o título Mestre</text:span></text:p>
        </draw:text-box>
      </draw:frame>
      <draw:frame draw:name="Espaço Reservado para Imagem 2" presentation:style-name="Mpr46" draw:text-style-name="MP3" draw:layer="backgroundobjects" svg:width="15.037cm" svg:height="29.845cm" svg:x="12.625cm" svg:y="6.046cm" presentation:class="title">
        <draw:text-box>
          <text:p/>
        </draw:text-box>
      </draw:frame>
      <draw:frame draw:name="Espaço Reservado para Texto 3" presentation:style-name="Mpr47" draw:text-style-name="MP3" draw:layer="backgroundobjects" svg:width="9.578cm" svg:height="23.345cm" svg:x="2.046cm" svg:y="12.599cm" presentation:class="outline">
        <draw:text-box>
          <text:list text:style-name="ML2">
            <text:list-item>
              <text:p text:style-name="MP4"><text:span text:style-name="MT13">Editar estilos de texto Mestre</text:span></text:p>
            </text:list-item>
          </text:list>
        </draw:text-box>
      </draw:frame>
      <presentation:notes style:page-layout-name="PM0">
        <draw:page-thumbnail draw:name="Espaço Reservado para Imagem de Slide 1" presentation:style-name="Master1-Layout9-picTx-Imagem-com-Legenda-title" draw:layer="backgroundobjects" svg:width="14.848cm" svg:height="11.136cm" svg:x="3.075cm" svg:y="2.257cm" presentation:class="page"/>
        <draw:frame draw:name="Espaço Reservado para Anotações 2" presentation:style-name="Mpr48" draw:text-style-name="MP3" draw:layer="backgroundobjects" svg:width="16.799cm" svg:height="13.364cm" svg:x="2.1cm" svg:y="14.107cm" presentation:class="notes">
          <draw:text-box>
            <text:p/>
          </draw:text-box>
        </draw:frame>
        <draw:frame draw:name="Espaço Reservado para Cabeçalho 3" presentation:style-name="Mpr49" draw:text-style-name="MP3" draw:layer="backgroundobjects" svg:width="9.113cm" svg:height="1.484cm" svg:x="0cm" svg:y="0cm" presentation:class="header">
          <draw:text-box>
            <text:p/>
          </draw:text-box>
        </draw:frame>
        <draw:frame draw:name="Espaço Reservado para Data 4" presentation:style-name="Mpr49" draw:text-style-name="MP3" draw:layer="backgroundobjects" svg:width="9.113cm" svg:height="1.484cm" svg:x="11.886cm" svg:y="0cm" presentation:class="date-time">
          <draw:text-box>
            <text:p/>
          </draw:text-box>
        </draw:frame>
        <draw:frame draw:name="Espaço Reservado para Rodapé 5" presentation:style-name="Mpr50" draw:text-style-name="MP3" draw:layer="backgroundobjects" svg:width="9.113cm" svg:height="1.484cm" svg:x="0cm" svg:y="28.215cm" presentation:class="footer">
          <draw:text-box>
            <text:p/>
          </draw:text-box>
        </draw:frame>
        <draw:frame draw:name="Espaço Reservado para Número de Slide 6" presentation:style-name="Mpr5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ítulo-e-Texto-Vertical" style:page-layout-name="PM1" draw:style-name="Mdp1">
      <draw:frame draw:name="Imagem 3"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1" presentation:style-name="Mpr51" draw:text-style-name="MP3" draw:layer="backgroundobjects" svg:width="26.729cm" svg:height="7.012cm" svg:x="1.485cm" svg:y="10.612cm" presentation:class="title">
        <draw:text-box>
          <text:p text:style-name="MP10"><text:span text:style-name="MT9">Clique para editar o título Mestre</text:span></text:p>
        </draw:text-box>
      </draw:frame>
      <draw:frame draw:name="Espaço Reservado para Texto Vertical 2" presentation:style-name="Mpr52" draw:text-style-name="MP12" draw:layer="backgroundobjects" svg:width="26.729cm" svg:height="13.591cm" svg:x="1.485cm" svg:y="18.945cm" presentation:class="outline">
        <draw:text-box>
          <text:list text:style-name="ML2">
            <text:list-item>
              <text:p text:style-name="MP4"><text:span text:style-name="MT2">Editar estilos de texto Mestre</text:span></text:p>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presentation:notes style:page-layout-name="PM0">
        <draw:page-thumbnail draw:name="Espaço Reservado para Imagem de Slide 1" presentation:style-name="Master1-Layout10-vertTx-Título-e-Texto-Vertical-title" draw:layer="backgroundobjects" svg:width="14.848cm" svg:height="11.136cm" svg:x="3.075cm" svg:y="2.257cm" presentation:class="page"/>
        <draw:frame draw:name="Espaço Reservado para Anotações 2" presentation:style-name="Mpr53" draw:text-style-name="MP3" draw:layer="backgroundobjects" svg:width="16.799cm" svg:height="13.364cm" svg:x="2.1cm" svg:y="14.107cm" presentation:class="notes">
          <draw:text-box>
            <text:p/>
          </draw:text-box>
        </draw:frame>
        <draw:frame draw:name="Espaço Reservado para Cabeçalho 3" presentation:style-name="Mpr54" draw:text-style-name="MP3" draw:layer="backgroundobjects" svg:width="9.113cm" svg:height="1.484cm" svg:x="0cm" svg:y="0cm" presentation:class="header">
          <draw:text-box>
            <text:p/>
          </draw:text-box>
        </draw:frame>
        <draw:frame draw:name="Espaço Reservado para Data 4" presentation:style-name="Mpr54" draw:text-style-name="MP3" draw:layer="backgroundobjects" svg:width="9.113cm" svg:height="1.484cm" svg:x="11.886cm" svg:y="0cm" presentation:class="date-time">
          <draw:text-box>
            <text:p/>
          </draw:text-box>
        </draw:frame>
        <draw:frame draw:name="Espaço Reservado para Rodapé 5" presentation:style-name="Mpr55" draw:text-style-name="MP3" draw:layer="backgroundobjects" svg:width="9.113cm" svg:height="1.484cm" svg:x="0cm" svg:y="28.215cm" presentation:class="footer">
          <draw:text-box>
            <text:p/>
          </draw:text-box>
        </draw:frame>
        <draw:frame draw:name="Espaço Reservado para Número de Slide 6" presentation:style-name="Mpr5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exto-e-Título-Vertical" style:page-layout-name="PM1" draw:style-name="Mdp1">
      <draw:frame draw:name="Imagem 3" draw:style-name="Mgr3" draw:text-style-name="MP9" draw:layer="Master1-bg" svg:width="30.106cm" svg:height="41.965cm" svg:x="0.036cm" svg:y="0.035cm">
        <draw:image xlink:href="Pictures/100000000000034A000004A7EF76A35D984300D6.jpg" xlink:type="simple" xlink:show="embed" xlink:actuate="onLoad">
          <text:p/>
        </draw:image>
      </draw:frame>
      <draw:frame draw:name="Título Vertical 1" presentation:style-name="Mpr56" draw:text-style-name="MP12" draw:layer="backgroundobjects" svg:width="6.681cm" svg:height="21.921cm" svg:x="21.533cm" svg:y="10.614cm" presentation:class="title">
        <draw:text-box>
          <text:p text:style-name="MP10"><text:span text:style-name="MT9">Clique para editar o título Mestre</text:span></text:p>
        </draw:text-box>
      </draw:frame>
      <draw:frame draw:name="Espaço Reservado para Texto Vertical 2" presentation:style-name="Mpr57" draw:text-style-name="MP12" draw:layer="backgroundobjects" svg:width="19.623cm" svg:height="21.921cm" svg:x="1.486cm" svg:y="10.614cm" presentation:class="outline">
        <draw:text-box>
          <text:list text:style-name="ML2">
            <text:list-item>
              <text:p text:style-name="MP4"><text:span text:style-name="MT2">Editar estilos de texto Mestre</text:span></text:p>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presentation:notes style:page-layout-name="PM0">
        <draw:page-thumbnail draw:name="Espaço Reservado para Imagem de Slide 1" presentation:style-name="Master1-Layout11-vertTitleAndTx-Texto-e-Título-Vertical-title" draw:layer="backgroundobjects" svg:width="14.848cm" svg:height="11.136cm" svg:x="3.075cm" svg:y="2.257cm" presentation:class="page"/>
        <draw:frame draw:name="Espaço Reservado para Anotações 2" presentation:style-name="Mpr58" draw:text-style-name="MP3" draw:layer="backgroundobjects" svg:width="16.799cm" svg:height="13.364cm" svg:x="2.1cm" svg:y="14.107cm" presentation:class="notes">
          <draw:text-box>
            <text:p/>
          </draw:text-box>
        </draw:frame>
        <draw:frame draw:name="Espaço Reservado para Cabeçalho 3" presentation:style-name="Mpr59" draw:text-style-name="MP3" draw:layer="backgroundobjects" svg:width="9.113cm" svg:height="1.484cm" svg:x="0cm" svg:y="0cm" presentation:class="header">
          <draw:text-box>
            <text:p/>
          </draw:text-box>
        </draw:frame>
        <draw:frame draw:name="Espaço Reservado para Data 4" presentation:style-name="Mpr59" draw:text-style-name="MP3" draw:layer="backgroundobjects" svg:width="9.113cm" svg:height="1.484cm" svg:x="11.886cm" svg:y="0cm" presentation:class="date-time">
          <draw:text-box>
            <text:p/>
          </draw:text-box>
        </draw:frame>
        <draw:frame draw:name="Espaço Reservado para Rodapé 5" presentation:style-name="Mpr60" draw:text-style-name="MP3" draw:layer="backgroundobjects" svg:width="9.113cm" svg:height="1.484cm" svg:x="0cm" svg:y="28.215cm" presentation:class="footer">
          <draw:text-box>
            <text:p/>
          </draw:text-box>
        </draw:frame>
        <draw:frame draw:name="Espaço Reservado para Número de Slide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Padrão" style:page-layout-name="PM1" draw:style-name="Mdp2">
      <draw:frame presentation:style-name="Padrão-title" draw:layer="backgroundobjects" svg:width="26.728cm" svg:height="7.012cm" svg:x="1.484cm" svg:y="1.675cm" presentation:class="title" presentation:placeholder="true">
        <draw:text-box/>
      </draw:frame>
      <draw:frame presentation:style-name="Padrão-outline1" draw:layer="backgroundobjects" svg:width="26.728cm" svg:height="24.357cm" svg:x="1.484cm" svg:y="9.827cm" presentation:class="outline" presentation:placeholder="true">
        <draw:text-box/>
      </draw:frame>
      <draw:frame presentation:style-name="Mpr61" draw:text-style-name="MP14" draw:layer="backgroundobjects" svg:width="6.918cm" svg:height="2.896cm" svg:x="1.484cm" svg:y="38.26cm" presentation:class="date-time">
        <draw:text-box>
          <text:p text:style-name="MP13"><text:span text:style-name="MT14"><presentation:date-time/></text:span></text:p>
        </draw:text-box>
      </draw:frame>
      <draw:frame presentation:style-name="Mpr61" draw:text-style-name="MP16" draw:layer="backgroundobjects" svg:width="9.413cm" svg:height="2.896cm" svg:x="10.157cm" svg:y="38.26cm" presentation:class="footer">
        <draw:text-box>
          <text:p text:style-name="MP15"><text:span text:style-name="MT14"><presentation:footer/></text:span></text:p>
        </draw:text-box>
      </draw:frame>
      <draw:frame presentation:style-name="Mpr61" draw:text-style-name="MP18" draw:layer="backgroundobjects" svg:width="6.918cm" svg:height="2.896cm" svg:x="21.294cm" svg:y="38.26cm" presentation:class="page-number">
        <draw:text-box>
          <text:p text:style-name="MP17"><text:span text:style-name="MT14"><text:page-number>&lt;number&gt;</text:page-number></text:span></text:p>
        </draw:text-box>
      </draw:frame>
      <presentation:notes style:page-layout-name="PM0">
        <draw:page-thumbnail presentation:style-name="Padrão-title" draw:layer="backgroundobjects" svg:width="0.001cm" svg:height="0.001cm" svg:x="0cm" svg:y="2.257cm" presentation:class="page"/>
        <draw:frame presentation:style-name="Padrão-notes" draw:layer="backgroundobjects" svg:width="16.798cm" svg:height="13.363cm" svg:x="2.099cm" svg:y="14.107cm" presentation:class="notes" presentation:placeholder="true">
          <draw:text-box/>
        </draw:frame>
        <draw:frame presentation:style-name="Mpr62" draw:text-style-name="MP14" draw:layer="backgroundobjects" svg:width="9.112cm" svg:height="1.483cm" svg:x="0cm" svg:y="0cm" presentation:class="header">
          <draw:text-box>
            <text:p text:style-name="MP13"><text:span text:style-name="MT14"><presentation:header/></text:span></text:p>
          </draw:text-box>
        </draw:frame>
        <draw:frame presentation:style-name="Mpr62" draw:text-style-name="MP18" draw:layer="backgroundobjects" svg:width="9.112cm" svg:height="1.483cm" svg:x="11.886cm" svg:y="0cm" presentation:class="date-time">
          <draw:text-box>
            <text:p text:style-name="MP17"><text:span text:style-name="MT14"><presentation:date-time/></text:span></text:p>
          </draw:text-box>
        </draw:frame>
        <draw:frame presentation:style-name="Mpr63" draw:text-style-name="MP14" draw:layer="backgroundobjects" svg:width="9.112cm" svg:height="1.483cm" svg:x="0cm" svg:y="28.215cm" presentation:class="footer">
          <draw:text-box>
            <text:p text:style-name="MP13"><text:span text:style-name="MT14"><presentation:footer/></text:span></text:p>
          </draw:text-box>
        </draw:frame>
        <draw:frame presentation:style-name="Mpr63" draw:text-style-name="MP18" draw:layer="backgroundobjects" svg:width="9.112cm" svg:height="1.483cm" svg:x="11.886cm" svg:y="28.215cm" presentation:class="page-number">
          <draw:text-box>
            <text:p text:style-name="MP17"><text:span text:style-name="MT1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m0$Build-2</meta:generator>
    <dc:title>Apresentação do PowerPoint</dc:title>
    <meta:creation-date>2017-07-06T18:29:08Z</meta:creation-date>
    <dc:date>2018-10-02T19:16:28.601303991</dc:date>
    <meta:editing-cycles>10</meta:editing-cycles>
    <meta:editing-duration>PT46M32S</meta:editing-duration>
    <meta:document-statistic meta:object-count="144"/>
  </office:meta>
</office:document-meta>
</file>